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06a5" officeooo:paragraph-rsid="000606a5"/>
    </style:style>
    <style:style style:name="P2" style:family="paragraph" style:parent-style-name="Standard">
      <style:paragraph-properties fo:text-align="start" style:justify-single-word="false"/>
      <style:text-properties officeooo:rsid="000606a5" officeooo:paragraph-rsid="000606a5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606a5" officeooo:paragraph-rsid="000606a5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606a5" officeooo:paragraph-rsid="0007049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70493" officeooo:paragraph-rsid="00070493"/>
    </style:style>
    <style:style style:name="P6" style:family="paragraph" style:parent-style-name="Standard">
      <style:paragraph-properties fo:text-align="start" style:justify-single-word="false"/>
      <style:text-properties officeooo:rsid="00070493" officeooo:paragraph-rsid="0007049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8df7d" officeooo:paragraph-rsid="0008df7d"/>
    </style:style>
    <style:style style:name="P8" style:family="paragraph" style:parent-style-name="Standard">
      <style:paragraph-properties fo:text-align="start" style:justify-single-word="false"/>
      <style:text-properties officeooo:rsid="0008df7d" officeooo:paragraph-rsid="0008df7d"/>
    </style:style>
    <style:style style:name="T1" style:family="text">
      <style:text-properties officeooo:rsid="000704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aces for Landing</text:p>
      <text:p text:style-name="P2">[These are all functions you can all]</text:p>
      <text:p text:style-name="P2">[These are all “pseudo-code”]</text:p>
      <text:p text:style-name="P6">Note: Need to determine units of measurements next week</text:p>
      <text:p text:style-name="P2">struct Point{</text:p>
      <text:p text:style-name="P2"><text:tab/>float x;</text:p>
      <text:p text:style-name="P2"><text:tab/>float y;</text:p>
      <text:p text:style-name="P2"><text:tab/>float z;</text:p>
      <text:p text:style-name="P2">}</text:p>
      <text:p text:style-name="P2">struct Distance{</text:p>
      <text:p text:style-name="P2"><text:tab/><text:span text:style-name="T1">bool valid;</text:span></text:p>
      <text:p text:style-name="P2"><text:tab/>float x;</text:p>
      <text:p text:style-name="P2"><text:tab/>float y;</text:p>
      <text:p text:style-name="P2"><text:tab/>float z;</text:p>
      <text:p text:style-name="P2">}</text:p>
      <text:list xml:id="list6840274740036534541" text:style-name="L1">
        <text:list-item>
          <text:p text:style-name="P3">Point getLiftoffGPS()</text:p>
          <text:list>
            <text:list-item>
              <text:p text:style-name="P3">Returns the liftoff GPS coordinate as a Point struct</text:p>
            </text:list-item>
          </text:list>
        </text:list-item>
        <text:list-item>
          <text:p text:style-name="P3">Point getGPS()</text:p>
          <text:list>
            <text:list-item>
              <text:p text:style-name="P3">Gets the UAV's current GPS point</text:p>
            </text:list-item>
          </text:list>
        </text:list-item>
        <text:list-item>
          <text:p text:style-name="P5">Distance getAprilTagById(int id)</text:p>
          <text:list>
            <text:list-item>
              <text:p text:style-name="P5">Returns the distance to the April Tag with the matching id</text:p>
            </text:list-item>
            <text:list-item>
              <text:p text:style-name="P5">If valid = false, April Tag was not found</text:p>
            </text:list-item>
          </text:list>
        </text:list-item>
        <text:list-item>
          <text:p text:style-name="P4">void goToPoint(Point point)</text:p>
          <text:list>
            <text:list-item>
              <text:p text:style-name="P4">Tells the UAV to go to the point</text:p>
            </text:list-item>
          </text:list>
        </text:list-item>
        <text:list-item>
          <text:p text:style-name="P5">void goToDistance(Distance distance)</text:p>
          <text:list>
            <text:list-item>
              <text:p text:style-name="P5">Tells the UAV to go the specified distance, ie go to curPoint+=Distance [pseudo-code]</text:p>
            </text:list-item>
            <text:list-item>
              <text:p text:style-name="P5">Ie, if Distance is {x=5,y=0,z=0), the UAV will go +5 units</text:p>
            </text:list-item>
          </text:list>
        </text:list-item>
        <text:list-item>
          <text:p text:style-name="P7">void cancelMovements(bool cancel)</text:p>
          <text:list>
            <text:list-item>
              <text:p text:style-name="P7">If cancel is true, will cancel all movements, ie will cancel the entire queue of tasks+movements</text:p>
            </text:list-item>
          </text:list>
        </text:list-item>
        <text:list-item>
          <text:p text:style-name="P7">bool isMoving()</text:p>
          <text:list>
            <text:list-item>
              <text:p text:style-name="P7">Returns true if the UAV is currently still 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5:05:55.702321680</meta:creation-date>
    <meta:generator>LibreOffice/4.2.7.2$Linux_X86_64 LibreOffice_project/420m0$Build-2</meta:generator>
    <dc:date>2014-11-23T15:28:09.628228261</dc:date>
    <meta:editing-duration>PT6M39S</meta:editing-duration>
    <meta:editing-cycles>3</meta:editing-cycles>
    <meta:document-statistic meta:table-count="0" meta:image-count="0" meta:object-count="0" meta:page-count="1" meta:paragraph-count="31" meta:word-count="168" meta:character-count="931" meta:non-whitespace-character-count="802"/>
  </office:meta>
</office:document-meta>
</file>